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Driven Develop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uren Shresth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Automated 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it?</text:p>
                <text:p>- a bunch of code making sure another bunch of code is work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Automated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o we need it?</text:p>
                <text:list>
                  <text:list-item>
                    <text:p>its DRY</text:p>
                  </text:list-item>
                  <text:list-item>
                    <text:p>can be reused in future</text:p>
                  </text:list-item>
                  <text:list-item>
                    <text:p>automated tests are the sensors for checking the health of software components</text:p>
                  </text:list-item>
                  <text:list-item>
                    <text:p>manual tests are tedious, imagine doing it in a system with 100s of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Test Driven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?</text:p>
                <text:list>
                  <text:list-item>
                    <text:p>practice where we write tests before we implement <text:s/>a feature</text:p>
                  </text:list-item>
                  <text:list-item>
                    <text:p>test against our design dec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Test Driven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o we need it?</text:p>
                <text:list>
                  <text:list-item>
                    <text:p>It encourages us to design a system first</text:p>
                    <text:list>
                      <text:list-item>
                        <text:p>a well designed system is likely to have fewer bugs and more stable</text:p>
                      </text:list-item>
                    </text:list>
                  </text:list-item>
                  <text:list-item>
                    <text:p>It encourages us to test every possible aspects of a component</text:p>
                    <text:list>
                      <text:list-item>
                        <text:p>e.g. Validation of user's name during registratio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ls</text:p>
                <text:list>
                  <text:list-item>
                    <text:p>Pytest</text:p>
                    <text:list>
                      <text:list-item>
                        <text:p>integrates well with frameworks like Django.</text:p>
                      </text:list-item>
                      <text:list-item>
                        <text:p>shows extra details on test failure</text:p>
                      </text:list-item>
                      <text:list-item>
                        <text:p>https://pytest.org/</text:p>
                      </text:list-item>
                    </text:list>
                  </text:list-item>
                  <text:list-item>
                    <text:p>Code coverage</text:p>
                    <text:list>
                      <text:list-item>
                        <text:p>tools which display reports on % of code being covered by the tests</text:p>
                      </text:list-item>
                    </text:list>
                  </text:list-item>
                  <text:list-item>
                    <text:p>Model Mommy - </text:p>
                    <text:list>
                      <text:list-item>
                        <text:p>auto generates data for model fields</text:p>
                      </text:list-item>
                      <text:list-item>
                        <text:p>https://github.com/vandersonmota/model_momm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Performanc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in memory database e.g. SQLite</text:p>
              </text:list-item>
              <text:list-item>
                <text:p>reuse database</text:p>
              </text:list-item>
              <text:list-item>
                <text:p>use mo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Thank Yo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ludbek" xlink:type="simple">https://github.com/ludbek</text:a></text:p>
              </text:list-item>
              <text:list-item>
                <text:p>sth.srn@gmail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eamer </meta:initial-creator>
    <meta:creation-date>2015-08-02T11:50:06.245298916</meta:creation-date>
    <dc:date>2015-08-02T12:52:42.620411336</dc:date>
    <dc:creator>dreamer </dc:creator>
    <meta:editing-duration>PT21M10S</meta:editing-duration>
    <meta:editing-cycles>11</meta:editing-cycles>
    <meta:generator>LibreOffice/4.2.8.2$Linux_X86_64 LibreOffice_project/420m0$Build-2</meta:generator>
    <meta:document-statistic meta:object-count="53"/>
  </office:meta>
</office:document-meta>
</file>